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Open Sans Condensed" svg:font-family="'Open Sans Condense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style:font-name="Open Sans Condensed" fo:font-size="250pt" style:font-size-asian="250pt" style:font-size-complex="250pt"/>
    </style:style>
    <style:style style:name="T1" style:family="text">
      <style:text-properties fo:color="#ffffff" style:font-name="Open Sans Condensed" fo:font-size="250pt" style:font-size-asian="250pt" style:font-size-complex="25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cm" svg:height="10cm" svg:x="0cm" svg:y="0cm">
          <text:p text:style-name="P1"><text:span text:style-name="T1">C</text:span></text:p>
          <draw:enhanced-geometry svg:viewBox="0 0 21600 21600" draw:path-stretchpoint-x="10800" draw:path-stretchpoint-y="10800" draw:text-areas="?f3 ?f4 ?f5 ?f6" draw:type="round-rectangle" draw:modifiers="2192.180781921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Open Sans Condensed" svg:font-family="'Open Sans Condense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eorg Hackenberg</meta:initial-creator>
    <meta:creation-date>2014-01-20T15:23:40.511000000</meta:creation-date>
    <dc:date>2014-01-20T16:11:17.242000000</dc:date>
    <dc:creator>Georg Hackenberg</dc:creator>
    <meta:editing-duration>PT42S</meta:editing-duration>
    <meta:editing-cycles>10</meta:editing-cycles>
    <meta:generator>LibreOffice/4.1.4.2$Windows_x86 LibreOffice_project/0a0440ccc0227ad9829de5f46be37cfb6edcf72</meta:generator>
    <meta:document-statistic meta:object-count="1"/>
  </office:meta>
</office:document-meta>
</file>